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133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4" office:value-type="string">
            <text:p text:style-name="P1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4" office:value-type="string">
            <text:p text:style-name="P1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6">Inventario 01/09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10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10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10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10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10" office:value-type="string">
            <text:p text:style-name="P17"><text:placeholder text:placeholder-type="text">&lt;mm[10]&gt;</text:placeholder></text:p>
          </table:table-cell>
          <table:table-cell table:style-name="Tabella1.N10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10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10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10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10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10" office:value-type="string">
            <text:p text:style-name="P17"><text:placeholder text:placeholder-type="text">&lt;oc[10]&gt;</text:placeholder></text:p>
          </table:table-cell>
          <table:table-cell table:style-name="Tabella1.N10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1T15:02:40.585315549</dc:date>
    <dc:creator>thebrush </dc:creator>
    <meta:editing-duration>PT7H17M18S</meta:editing-duration>
    <meta:editing-cycles>84</meta:editing-cycles>
    <meta:document-statistic meta:table-count="1" meta:image-count="0" meta:object-count="0" meta:page-count="1" meta:paragraph-count="79" meta:word-count="135" meta:character-count="957" meta:non-whitespace-character-count="901"/>
  </office:meta>
</office:document-meta>
</file>